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76cm"/>
    </style:style>
    <style:style style:name="gr3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252cm" fo:min-width="2.001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10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456cm" fo:min-width="2.206cm"/>
    </style:style>
    <style:style style:name="gr12" style:family="graphic" style:parent-style-name="standard">
      <style:graphic-properties draw:textarea-horizontal-align="justify" draw:textarea-vertical-align="middle" draw:auto-grow-height="false" fo:min-height="1.751cm" fo:min-width="1.934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751cm" fo:min-width="1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0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301cm" fo:min-width="1.1cm"/>
    </style:style>
    <style:style style:name="gr17" style:family="graphic" style:parent-style-name="standard">
      <style:graphic-properties draw:textarea-horizontal-align="justify" draw:textarea-vertical-align="middle" draw:auto-grow-height="false" fo:min-height="0.65cm" fo:min-width="3.3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19" style:family="graphic" style:parent-style-name="standard">
      <style:graphic-properties draw:textarea-horizontal-align="justify" draw:textarea-vertical-align="middle" draw:auto-grow-height="false" fo:min-height="0.598cm" fo:min-width="2.026cm"/>
    </style:style>
    <style:style style:name="gr20" style:family="graphic" style:parent-style-name="standard">
      <style:graphic-properties draw:textarea-horizontal-align="justify" draw:textarea-vertical-align="middle" draw:auto-grow-height="false" fo:min-height="0.655cm" fo:min-width="3.3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301cm" fo:min-width="0.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1cm" fo:min-width="0.2cm"/>
    </style:style>
    <style:style style:name="gr23" style:family="graphic" style:parent-style-name="standard">
      <style:graphic-properties draw:textarea-horizontal-align="justify" draw:textarea-vertical-align="middle" draw:auto-grow-height="false" fo:min-height="0.65cm" fo:min-width="4.1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301cm" fo:min-width="1cm"/>
    </style:style>
    <style:style style:name="gr25" style:family="graphic" style:parent-style-name="standard">
      <style:graphic-properties draw:textarea-horizontal-align="justify" draw:textarea-vertical-align="middle" draw:auto-grow-height="false" fo:min-height="1.251cm" fo:min-width="2.866cm"/>
    </style:style>
    <style:style style:name="gr26" style:family="graphic" style:parent-style-name="standard">
      <style:graphic-properties draw:textarea-horizontal-align="justify" draw:textarea-vertical-align="middle" draw:auto-grow-height="false" fo:min-height="0.751cm" fo:min-width="2.56cm"/>
    </style:style>
    <style:style style:name="gr27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032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65cm" fo:min-width="3.5cm"/>
    </style:style>
    <style:style style:name="gr30" style:family="graphic" style:parent-style-name="standard">
      <style:graphic-properties draw:textarea-horizontal-align="justify" draw:textarea-vertical-align="middle" draw:auto-grow-height="false" fo:min-height="0.81cm" fo:min-width="1.214cm"/>
    </style:style>
    <style:style style:name="gr31" style:family="graphic" style:parent-style-name="standard">
      <style:graphic-properties draw:textarea-horizontal-align="justify" draw:textarea-vertical-align="middle" draw:auto-grow-height="false" fo:min-height="1.35cm" fo:min-width="2.408cm"/>
    </style:style>
    <style:style style:name="gr32" style:family="graphic" style:parent-style-name="standard">
      <style:graphic-properties draw:textarea-horizontal-align="justify" draw:textarea-vertical-align="middle" draw:auto-grow-height="false" fo:min-height="0.65cm" fo:min-width="3.7cm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2.866cm"/>
    </style:style>
    <style:style style:name="gr34" style:family="graphic" style:parent-style-name="standard">
      <style:graphic-properties draw:textarea-horizontal-align="justify" draw:textarea-vertical-align="middle" draw:auto-grow-height="false" fo:min-height="0.751cm" fo:min-width="2.48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016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301cm" fo:min-width="2.001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251cm" fo:min-width="2cm"/>
    </style:style>
    <style:style style:name="gr38" style:family="graphic" style:parent-style-name="standard">
      <style:graphic-properties draw:textarea-horizontal-align="justify" draw:textarea-vertical-align="middle" draw:auto-grow-height="false" fo:min-height="0.551cm" fo:min-width="1.901cm"/>
    </style:style>
    <style:style style:name="gr39" style:family="graphic" style:parent-style-name="standard">
      <style:graphic-properties draw:textarea-horizontal-align="justify" draw:textarea-vertical-align="middle" draw:auto-grow-height="false" fo:min-height="1.251cm" fo:min-width="3.324cm"/>
    </style:style>
    <style:style style:name="gr40" style:family="graphic" style:parent-style-name="standard">
      <style:graphic-properties draw:textarea-horizontal-align="justify" draw:textarea-vertical-align="middle" draw:auto-grow-height="false" fo:min-height="0.751cm" fo:min-width="3.324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25cm" fo:min-width="2.0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85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0.251cm" fo:min-width="1.9cm"/>
    </style:style>
    <style:style style:name="gr44" style:family="graphic" style:parent-style-name="standard">
      <style:graphic-properties draw:textarea-horizontal-align="justify" draw:textarea-vertical-align="middle" draw:auto-grow-height="false" fo:min-height="0.95cm" fo:min-width="2.026cm"/>
    </style:style>
    <style:style style:name="gr45" style:family="graphic" style:parent-style-name="standard">
      <style:graphic-properties draw:textarea-horizontal-align="justify" draw:textarea-vertical-align="middle" draw:auto-grow-height="false" fo:min-height="0.81cm" fo:min-width="2.568cm"/>
    </style:style>
    <style:style style:name="gr46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47" style:family="graphic" style:parent-style-name="standard">
      <style:graphic-properties draw:textarea-horizontal-align="justify" draw:textarea-vertical-align="middle" draw:auto-grow-height="false" fo:min-height="0.5cm" fo:min-width="2.2cm"/>
    </style:style>
    <style:style style:name="gr48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49" style:family="graphic" style:parent-style-name="standard">
      <style:graphic-properties draw:textarea-horizontal-align="justify" draw:textarea-vertical-align="middle" draw:auto-grow-height="false" fo:min-height="2.151cm" fo:min-width="4.854cm"/>
    </style:style>
    <style:style style:name="gr50" style:family="graphic" style:parent-style-name="standard">
      <style:graphic-properties draw:textarea-horizontal-align="justify" draw:textarea-vertical-align="middle" draw:auto-grow-height="false" fo:min-height="0.851cm" fo:min-width="3.402cm"/>
    </style:style>
    <style:style style:name="gr51" style:family="graphic" style:parent-style-name="standard">
      <style:graphic-properties draw:textarea-horizontal-align="justify" draw:textarea-vertical-align="middle" draw:auto-grow-height="false" fo:min-height="0.75cm" fo:min-width="4.7cm"/>
    </style:style>
    <style:style style:name="gr52" style:family="graphic" style:parent-style-name="standard">
      <style:graphic-properties draw:textarea-horizontal-align="justify" draw:textarea-vertical-align="middle" draw:auto-grow-height="false" fo:min-height="0.85cm" fo:min-width="5.5cm"/>
    </style:style>
    <style:style style:name="gr53" style:family="graphic" style:parent-style-name="standard">
      <style:graphic-properties draw:textarea-horizontal-align="justify" draw:textarea-vertical-align="middle" draw:auto-grow-height="false" fo:min-height="0.751cm" fo:min-width="3.63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0.351cm" fo:min-width="0.5cm"/>
    </style:style>
    <style:style style:name="gr55" style:family="graphic" style:parent-style-name="standard">
      <style:graphic-properties draw:textarea-horizontal-align="justify" draw:textarea-vertical-align="middle" draw:auto-grow-height="false" fo:min-height="0.95cm" fo:min-width="2.74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4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115cm"/>
    </style:style>
    <style:style style:name="gr58" style:family="graphic" style:parent-style-name="standard">
      <style:graphic-properties draw:fill="none" draw:textarea-horizontal-align="justify" draw:textarea-vertical-align="middle" draw:auto-grow-height="false" fo:min-height="0.252cm" fo:min-width="1.5cm"/>
    </style:style>
    <style:style style:name="gr59" style:family="graphic" style:parent-style-name="standard">
      <style:graphic-properties draw:fill="none" draw:textarea-horizontal-align="justify" draw:textarea-vertical-align="middle" draw:auto-grow-height="false" fo:min-height="0.252cm" fo:min-width="1.4cm"/>
    </style:style>
    <style:style style:name="gr60" style:family="graphic" style:parent-style-name="standard">
      <style:graphic-properties draw:textarea-horizontal-align="justify" draw:textarea-vertical-align="middle" draw:auto-grow-height="false" fo:min-height="3.151cm" fo:min-width="3.708cm"/>
    </style:style>
    <style:style style:name="gr61" style:family="graphic" style:parent-style-name="standard">
      <style:graphic-properties draw:textarea-horizontal-align="justify" draw:textarea-vertical-align="middle" draw:auto-grow-height="false" fo:min-height="1.951cm" fo:min-width="3.324cm"/>
    </style:style>
    <style:style style:name="gr62" style:family="graphic" style:parent-style-name="standard">
      <style:graphic-properties draw:textarea-horizontal-align="justify" draw:textarea-vertical-align="middle" draw:auto-grow-height="false" fo:min-height="0.456cm" fo:min-width="2.026cm"/>
    </style:style>
    <style:style style:name="gr63" style:family="graphic" style:parent-style-name="standard">
      <style:graphic-properties draw:fill="none" draw:textarea-horizontal-align="justify" draw:textarea-vertical-align="middle" draw:auto-grow-height="false" fo:min-height="0.252cm" fo:min-width="1.3cm"/>
    </style:style>
    <style:style style:name="gr64" style:family="graphic" style:parent-style-name="standard">
      <style:graphic-properties draw:fill="none" draw:textarea-horizontal-align="justify" draw:textarea-vertical-align="middle" draw:auto-grow-height="false" fo:min-height="0.252cm" fo:min-width="1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36pt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4pt" style:language-asian="zh" style:country-asian="CN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8pt" style:language-asian="zh" style:country-asian="CN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language-asian="zh" style:country-asian="CN"/>
    </style:style>
    <style:style style:name="T3" style:family="text">
      <style:text-properties fo:font-size="14pt" style:font-size-asian="18pt" style:language-asian="zh" style:country-asian="CN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4pt" style:font-size-asian="14pt" style:language-asian="zh" style:country-asian="CN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.034cm" svg:height="0.962cm" svg:x="1.8cm" svg:y="1.5cm">
          <draw:text-box>
            <text:p>Compiler</text:p>
          </draw:text-box>
        </draw:frame>
      </draw:page>
      <draw:page draw:name="page2" draw:style-name="dp1" draw:master-page-name="默认">
        <draw:frame draw:style-name="gr2" draw:text-style-name="P3" draw:layer="layout" svg:width="12.076cm" svg:height="1.673cm" svg:x="0.056cm" svg:y="0.041cm">
          <draw:text-box>
            <text:p text:style-name="P2"><text:span text:style-name="T1">Compiler</text:span></text:p>
          </draw:text-box>
        </draw:frame>
        <draw:custom-shape draw:style-name="gr3" draw:text-style-name="P5" xml:id="id1" draw:id="id1" draw:layer="layout" svg:width="2cm" svg:height="1cm" svg:x="3.5cm" svg:y="2.002cm">
          <text:p text:style-name="P4"><text:span text:style-name="T2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6" draw:layer="layout" svg:x1="4.5cm" svg:y1="3.002cm" svg:x2="4.5cm" svg:y2="4cm" draw:start-shape="id1" draw:start-glue-point="6" draw:end-shape="id2" draw:end-glue-point="4" svg:d="M4500 3002v998" svg:viewBox="0 0 1 999">
          <text:p/>
        </draw:connector>
        <draw:custom-shape draw:style-name="gr5" draw:text-style-name="P7" xml:id="id6" draw:id="id6" draw:layer="layout" svg:width="5.001cm" svg:height="1.002cm" svg:x="2cm" svg:y="15.998cm">
          <text:p text:style-name="P4"><text:span text:style-name="T3">StopIter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xml:id="id2" draw:id="id2" draw:layer="layout" svg:width="4cm" svg:height="1cm" svg:x="2.5cm" svg:y="4cm">
          <text:p text:style-name="P8">Tokeniz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4.5cm" svg:y1="5cm" svg:x2="4.5cm" svg:y2="6cm" draw:start-shape="id2" draw:start-glue-point="6" draw:end-shape="id3" draw:end-glue-point="5" svg:d="M4500 5000v1000" svg:viewBox="0 0 1 1001">
          <text:p/>
        </draw:connector>
        <draw:custom-shape draw:style-name="gr8" draw:text-style-name="P8" xml:id="id4" draw:id="id4" draw:layer="layout" svg:width="5cm" svg:height="1cm" svg:x="2cm" svg:y="9cm">
          <text:p text:style-name="P8">Identify stmt typ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4.5cm" svg:y1="10cm" svg:x2="4.5cm" svg:y2="12cm" draw:start-shape="id4" draw:start-glue-point="6" draw:end-shape="id5" draw:end-glue-point="4" svg:d="M4500 10000v2000" svg:viewBox="0 0 1 2001">
          <text:p/>
        </draw:connector>
        <draw:custom-shape draw:style-name="gr9" draw:text-style-name="P8" xml:id="id5" draw:id="id5" draw:layer="layout" svg:width="5cm" svg:height="2cm" svg:x="2cm" svg:y="12cm">
          <text:p text:style-name="P8">Collect token</text:p>
          <text:p text:style-name="P8">of the stm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7.001cm" svg:y1="16.499cm" svg:x2="8cm" svg:y2="8.2cm" draw:start-shape="id6" draw:start-glue-point="7" draw:end-shape="id7" draw:end-glue-point="8" svg:d="M7001 16499h999v-8299" svg:viewBox="0 0 1000 8300">
          <text:p/>
        </draw:connector>
        <draw:connector draw:style-name="gr4" draw:text-style-name="P6" draw:layer="layout" svg:x1="4.5cm" svg:y1="14cm" svg:x2="4.501cm" svg:y2="15.998cm" draw:start-shape="id5" draw:start-glue-point="6" draw:end-shape="id6" draw:end-glue-point="4" svg:d="M4500 14000v1000h1v998" svg:viewBox="0 0 2 1999">
          <text:p/>
        </draw:connector>
        <draw:custom-shape draw:style-name="gr10" draw:text-style-name="P9" xml:id="id8" draw:id="id8" draw:layer="layout" svg:width="0.4cm" svg:height="0.4cm" svg:x="4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5cm" svg:y1="8.2cm" svg:x2="4.5cm" svg:y2="9cm" draw:start-shape="id8" draw:start-glue-point="8" draw:end-shape="id4" draw:end-glue-point="4" svg:d="M4500 8200v800" svg:viewBox="0 0 1 801">
          <text:p/>
        </draw:connector>
        <draw:custom-shape draw:style-name="gr11" draw:text-style-name="P8" xml:id="id10" draw:id="id10" draw:layer="layout" svg:width="3cm" svg:height="1cm" svg:x="3cm" svg:y="22cm">
          <text:p text:style-name="P8"><text:span text:style-name="T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6" draw:layer="layout" svg:x1="4.501cm" svg:y1="20cm" svg:x2="4.5cm" svg:y2="22cm" draw:start-shape="id9" draw:start-glue-point="6" draw:end-shape="id10" draw:end-glue-point="4" svg:d="M4501 20000v1001h-1v999" svg:viewBox="0 0 2 2001">
          <text:p/>
        </draw:connector>
        <draw:custom-shape draw:style-name="gr5" draw:text-style-name="P7" xml:id="id9" draw:id="id9" draw:layer="layout" svg:width="5.001cm" svg:height="1.002cm" svg:x="2cm" svg:y="18.998cm">
          <text:p text:style-name="P4"><text:span text:style-name="T3">There are not sub bloc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0cm" svg:y1="16cm" svg:x2="8.2cm" svg:y2="8cm" draw:start-shape="id11" draw:start-glue-point="5" draw:end-shape="id7" draw:end-glue-point="10" svg:d="M10000 16000v-8000h-1800" svg:viewBox="0 0 1801 8001">
          <text:p/>
        </draw:connector>
        <draw:connector draw:style-name="gr4" draw:text-style-name="P6" draw:layer="layout" svg:x1="4.501cm" svg:y1="17cm" svg:x2="4.501cm" svg:y2="18.998cm" draw:start-shape="id6" draw:start-glue-point="6" draw:end-shape="id9" draw:end-glue-point="4" svg:d="M4501 17000v1998" svg:viewBox="0 0 1 1999">
          <text:p/>
        </draw:connector>
        <draw:custom-shape draw:style-name="gr12" draw:text-style-name="P8" xml:id="id11" draw:id="id11" draw:layer="layout" svg:width="4cm" svg:height="2cm" svg:x="8cm" svg:y="16cm">
          <text:p text:style-name="P8">Token list of</text:p>
          <text:p text:style-name="P8">Sub bloc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9" draw:layer="layout" svg:x1="7.001cm" svg:y1="19.499cm" svg:x2="10cm" svg:y2="18cm" draw:start-shape="id9" draw:start-glue-point="7" draw:end-shape="id11" draw:end-glue-point="8" svg:d="M7001 19499h2999v-1499" svg:viewBox="0 0 3000 1500">
          <text:p/>
        </draw:connector>
        <draw:custom-shape draw:style-name="gr10" draw:text-style-name="P9" xml:id="id7" draw:id="id7" draw:layer="layout" svg:width="0.4cm" svg:height="0.4cm" svg:x="7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5cm" svg:y1="7cm" svg:x2="4.5cm" svg:y2="7.8cm" draw:start-shape="id3" draw:start-glue-point="8" draw:end-shape="id8" draw:end-glue-point="4" svg:d="M4500 7000v800" svg:viewBox="0 0 1 801">
          <text:p/>
        </draw:connector>
        <draw:custom-shape draw:style-name="gr14" draw:text-style-name="P8" xml:id="id3" draw:id="id3" draw:layer="layout" svg:width="3cm" svg:height="1cm" svg:x="3cm" svg:y="6cm">
          <text:p text:style-name="P8">Token lis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6" draw:layer="layout" svg:x1="7.8cm" svg:y1="8cm" svg:x2="4.7cm" svg:y2="8cm" draw:start-shape="id7" draw:start-glue-point="6" draw:end-shape="id8" draw:end-glue-point="10" svg:d="M7800 8000h-3100" svg:viewBox="0 0 3101 1">
          <text:p/>
        </draw:connector>
      </draw:page>
      <draw:page draw:name="page3" draw:style-name="dp1" draw:master-page-name="默认">
        <draw:frame draw:style-name="gr15" draw:text-style-name="P1" draw:layer="layout" svg:width="10.306cm" svg:height="1.673cm" svg:x="0.094cm" svg:y="0.124cm">
          <draw:text-box>
            <text:p><text:span text:style-name="T1">Tokenizer</text:span><text:span text:style-name="T5">:</text:span> get token</text:p>
          </draw:text-box>
        </draw:frame>
        <draw:custom-shape draw:style-name="gr3" draw:text-style-name="P5" xml:id="id14" draw:id="id14" draw:layer="layout" svg:width="2cm" svg:height="1cm" svg:x="3cm" svg:y="2.1cm">
          <text:p text:style-name="P9"><text:span text:style-name="T2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6" draw:layer="layout" svg:x1="5.6cm" svg:y1="4.851cm" svg:x2="4.2cm" svg:y2="15cm" draw:start-shape="id12" draw:start-glue-point="7" draw:end-shape="id13" draw:end-glue-point="10" svg:d="M5600 4851h502v10149h-1902" svg:viewBox="0 0 1903 10150">
          <text:p/>
        </draw:connector>
        <draw:connector draw:style-name="gr4" draw:text-style-name="P6" draw:layer="layout" svg:x1="4cm" svg:y1="3.1cm" svg:x2="4cm" svg:y2="4.3cm" draw:start-shape="id14" draw:start-glue-point="6" draw:end-shape="id12" draw:end-glue-point="4" svg:d="M4000 3100v1200" svg:viewBox="0 0 1 1201">
          <text:p/>
        </draw:connector>
        <draw:custom-shape draw:style-name="gr16" draw:text-style-name="P10" xml:id="id12" draw:id="id12" draw:layer="layout" svg:width="3.2cm" svg:height="1.101cm" svg:x="2.4cm" svg:y="4.3cm">
          <text:p text:style-name="P9"><text:span text:style-name="T6">“ 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cm" svg:y1="5.401cm" svg:x2="4cm" svg:y2="6.6cm" draw:start-shape="id12" draw:start-glue-point="6" draw:end-shape="id15" draw:end-glue-point="0" svg:d="M4000 5401v1199" svg:viewBox="0 0 1 1200">
          <text:p/>
        </draw:connector>
        <draw:custom-shape draw:style-name="gr17" draw:text-style-name="P9" xml:id="id15" draw:id="id15" draw:layer="layout" svg:width="3.8cm" svg:height="0.9cm" svg:x="2.1cm" svg:y="6.6cm">
          <text:p text:style-name="P9">St = indent</text:p>
          <draw:enhanced-geometry svg:viewBox="0 0 21600 21600" draw:type="rectangle" draw:enhanced-path="M 0 0 L 21600 0 21600 21600 0 21600 0 0 Z N"/>
        </draw:custom-shape>
        <draw:custom-shape draw:style-name="gr18" draw:text-style-name="P9" xml:id="id17" draw:id="id17" draw:layer="layout" svg:width="4.4cm" svg:height="1cm" svg:x="7.8cm" svg:y="26.7cm">
          <text:p text:style-name="P9">St = end line</text:p>
          <draw:enhanced-geometry svg:viewBox="0 0 21600 21600" draw:type="rectangle" draw:enhanced-path="M 0 0 L 21600 0 21600 21600 0 21600 0 0 Z N"/>
        </draw:custom-shape>
        <draw:custom-shape draw:style-name="gr19" draw:text-style-name="P9" xml:id="id40" draw:id="id40" draw:layer="layout" svg:width="2.8cm" svg:height="1.2cm" svg:x="14.3cm" svg:y="26.6cm">
          <text:p text:style-name="P9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6" draw:layer="layout" svg:x1="10cm" svg:y1="25.6cm" svg:x2="10cm" svg:y2="26.7cm" draw:start-shape="id16" draw:start-glue-point="2" draw:end-shape="id17" draw:end-glue-point="0" svg:d="M10000 25600v1100" svg:viewBox="0 0 1 1101">
          <text:p/>
        </draw:connector>
        <draw:custom-shape draw:style-name="gr20" draw:text-style-name="P9" xml:id="id26" draw:id="id26" draw:layer="layout" svg:width="3.8cm" svg:height="0.905cm" svg:x="10.1cm" svg:y="6.6cm">
          <text:p text:style-name="P9">St = variable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4cm" svg:y1="10cm" svg:x2="4cm" svg:y2="11.6cm" draw:start-shape="id18" draw:start-glue-point="6" draw:end-shape="id19" draw:end-glue-point="0" svg:d="M4000 10000v1600" svg:viewBox="0 0 1 1601">
          <text:p/>
        </draw:connector>
        <draw:custom-shape draw:style-name="gr21" draw:text-style-name="P7" xml:id="id20" draw:id="id20" draw:layer="layout" svg:width="2cm" svg:height="1.101cm" svg:x="11cm" svg:y="19.699cm">
          <text:p text:style-name="P9"><text:span text:style-name="T3">\n,#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2cm" svg:y1="20.8cm" svg:x2="10cm" svg:y2="22.9cm" draw:start-shape="id20" draw:start-glue-point="6" draw:end-shape="id21" draw:end-glue-point="4" svg:d="M12000 20800v1050h-2000v1050" svg:viewBox="0 0 2001 2101">
          <text:p/>
        </draw:connector>
        <draw:connector draw:style-name="gr4" draw:text-style-name="P6" draw:layer="layout" svg:x1="4cm" svg:y1="7.5cm" svg:x2="4cm" svg:y2="9.3cm" draw:start-shape="id15" draw:start-glue-point="2" draw:end-shape="id18" draw:end-glue-point="4" svg:d="M4000 7500v1800" svg:viewBox="0 0 1 1801">
          <text:p/>
        </draw:connector>
        <draw:custom-shape draw:style-name="gr22" draw:text-style-name="P10" xml:id="id18" draw:id="id18" draw:layer="layout" svg:width="1.4cm" svg:height="0.7cm" svg:x="3.3cm" svg:y="9.3cm">
          <text:p text:style-name="P9"><text:span text:style-name="T6">!“ 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3.3cm" svg:y1="9.65cm" svg:x2="2.1cm" svg:y2="7.05cm" draw:start-shape="id18" draw:start-glue-point="5" draw:end-shape="id15" draw:end-glue-point="3" svg:d="M3300 9650h-1701v-2600h501" svg:viewBox="0 0 1702 2601">
          <text:p/>
        </draw:connector>
        <draw:custom-shape draw:style-name="gr23" draw:text-style-name="P9" xml:id="id41" draw:id="id41" draw:layer="layout" svg:width="4.6cm" svg:height="0.9cm" svg:x="9.7cm" svg:y="16cm">
          <text:p text:style-name="P9">St = next_token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3cm" svg:y1="20.25cm" svg:x2="14.798cm" svg:y2="20.79cm" draw:start-shape="id20" draw:start-glue-point="7" draw:end-shape="id22" draw:end-glue-point="4" svg:d="M13000 20250h1798v540" svg:viewBox="0 0 1799 541">
          <text:p/>
        </draw:connector>
        <draw:custom-shape draw:style-name="gr24" draw:text-style-name="P7" xml:id="id22" draw:id="id22" draw:layer="layout" svg:width="3cm" svg:height="1.101cm" svg:x="13.298cm" svg:y="20.79cm">
          <text:p text:style-name="P9"><text:span text:style-name="T3">alphab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4.798cm" svg:y1="21.891cm" svg:x2="8.6cm" svg:y2="22.6cm" draw:start-shape="id22" draw:start-glue-point="6" draw:end-shape="id23" draw:end-glue-point="10" svg:d="M14798 21891v709h-6198" svg:viewBox="0 0 6199 710">
          <text:p/>
        </draw:connector>
        <draw:custom-shape draw:style-name="gr25" draw:text-style-name="P9" xml:id="id28" draw:id="id28" draw:layer="layout" svg:width="4.4cm" svg:height="1.5cm" svg:x="9.8cm" svg:y="11.4cm">
          <text:p text:style-name="P9">T(variable)</text:p>
          <text:p text:style-name="P9">call(next token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12cm" svg:y1="18.8cm" svg:x2="12cm" svg:y2="19.699cm" draw:start-shape="id24" draw:start-glue-point="6" draw:end-shape="id20" draw:end-glue-point="4" svg:d="M12000 18800v899" svg:viewBox="0 0 1 900">
          <text:p/>
        </draw:connector>
        <draw:custom-shape draw:style-name="gr26" draw:text-style-name="P9" xml:id="id16" draw:id="id16" draw:layer="layout" svg:width="4cm" svg:height="1cm" svg:x="8cm" svg:y="24.6cm">
          <text:p text:style-name="P9">T(nextline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9" xml:id="id21" draw:id="id21" draw:layer="layout" svg:width="0.6cm" svg:height="0.6cm" svg:x="9.7cm" svg:y="22.9cm">
          <text:p/>
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6" draw:layer="layout" svg:x1="16.298cm" svg:y1="21.341cm" svg:x2="18.3cm" svg:y2="8.951cm" draw:start-shape="id22" draw:start-glue-point="7" draw:end-shape="id25" draw:end-glue-point="5" svg:d="M16298 21341h1002v-12390h1000" svg:viewBox="0 0 2003 12391">
          <text:p/>
        </draw:connector>
        <draw:connector draw:style-name="gr4" draw:text-style-name="P6" draw:layer="layout" svg:x1="12cm" svg:y1="7.505cm" svg:x2="12cm" svg:y2="8.999cm" draw:start-shape="id26" draw:end-shape="id27" draw:end-glue-point="4" svg:d="M12000 7505v1494" svg:viewBox="0 0 1 1495">
          <text:p/>
        </draw:connector>
        <draw:custom-shape draw:style-name="gr24" draw:text-style-name="P7" xml:id="id27" draw:id="id27" draw:layer="layout" svg:width="3cm" svg:height="1.101cm" svg:x="10.5cm" svg:y="8.999cm">
          <text:p text:style-name="P9"><text:span text:style-name="T3">!var_ch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3.5cm" svg:y1="9.55cm" svg:x2="13.9cm" svg:y2="7.052cm" draw:start-shape="id27" draw:start-glue-point="7" draw:end-shape="id26" draw:end-glue-point="1" svg:d="M13500 9550h901v-2498h-501" svg:viewBox="0 0 902 2499">
          <text:p/>
        </draw:connector>
        <draw:connector draw:style-name="gr4" draw:text-style-name="P6" draw:layer="layout" svg:x1="12cm" svg:y1="10.1cm" svg:x2="12cm" svg:y2="11.4cm" draw:start-shape="id27" draw:start-glue-point="6" draw:end-shape="id28" draw:end-glue-point="0" svg:d="M12000 10100v1300" svg:viewBox="0 0 1 1301">
          <text:p/>
        </draw:connector>
        <draw:connector draw:style-name="gr4" draw:text-style-name="P6" draw:layer="layout" svg:x1="12cm" svg:y1="12.9cm" svg:x2="12cm" svg:y2="14.1cm" draw:start-shape="id28" draw:end-shape="id29" draw:end-glue-point="4" svg:d="M12000 12900v1200" svg:viewBox="0 0 1 1201">
          <text:p/>
        </draw:connector>
        <draw:custom-shape draw:style-name="gr28" draw:text-style-name="P9" xml:id="id13" draw:id="id13" draw:layer="layout" svg:width="0.4cm" svg:height="0.4cm" svg:x="3.8cm" svg:y="14.8cm">
          <text:p/>
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6" draw:layer="layout" svg:x1="4cm" svg:y1="15.2cm" svg:x2="4cm" svg:y2="16.8cm" draw:start-shape="id13" draw:start-glue-point="8" draw:end-shape="id30" draw:end-glue-point="0" svg:d="M4000 15200v1600" svg:viewBox="0 0 1 1601">
          <text:p/>
        </draw:connector>
        <draw:custom-shape draw:style-name="gr21" draw:text-style-name="P7" xml:id="id31" draw:id="id31" draw:layer="layout" svg:width="2cm" svg:height="1.101cm" svg:x="1cm" svg:y="19.486cm">
          <text:p text:style-name="P9"><text:span text:style-name="T3">\n,#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9" xml:id="id30" draw:id="id30" draw:layer="layout" svg:width="4cm" svg:height="0.9cm" svg:x="2cm" svg:y="16.8cm">
          <text:p text:style-name="P9">St = first_var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4cm" svg:y1="17.7cm" svg:x2="2cm" svg:y2="19.486cm" draw:start-shape="id30" draw:start-glue-point="2" draw:end-shape="id31" draw:end-glue-point="4" svg:d="M4000 17700v893h-2000v893" svg:viewBox="0 0 2001 1787">
          <text:p/>
        </draw:connector>
        <draw:custom-shape draw:style-name="gr30" draw:text-style-name="P9" xml:id="id33" draw:id="id33" draw:layer="layout" svg:width="1.9cm" svg:height="1.5cm" svg:x="5.5cm" svg:y="27.7cm">
          <text:p text:style-name="P9">error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6" draw:layer="layout" svg:x1="3cm" svg:y1="20.037cm" svg:x2="4.4cm" svg:y2="20.585cm" draw:start-shape="id31" draw:start-glue-point="7" draw:end-shape="id32" draw:end-glue-point="4" svg:d="M3000 20037h1400v548" svg:viewBox="0 0 1401 549">
          <text:p/>
        </draw:connector>
        <draw:custom-shape draw:style-name="gr24" draw:text-style-name="P7" xml:id="id32" draw:id="id32" draw:layer="layout" svg:width="3cm" svg:height="1.101cm" svg:x="2.9cm" svg:y="20.585cm">
          <text:p text:style-name="P9"><text:span text:style-name="T3">alphab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.4cm" svg:y1="21.686cm" svg:x2="8cm" svg:y2="22.6cm" draw:start-shape="id32" draw:start-glue-point="6" draw:end-shape="id23" draw:end-glue-point="6" svg:d="M4400 21686v914h3600" svg:viewBox="0 0 3601 915">
          <text:p/>
        </draw:connector>
        <draw:connector draw:style-name="gr4" draw:text-style-name="P6" draw:layer="layout" svg:x1="5.9cm" svg:y1="21.136cm" svg:x2="6.45cm" svg:y2="27.7cm" draw:start-shape="id32" draw:start-glue-point="7" draw:end-shape="id33" draw:end-glue-point="4" svg:d="M5900 21136h550v6564" svg:viewBox="0 0 551 6565">
          <text:p/>
        </draw:connector>
        <draw:custom-shape draw:style-name="gr27" draw:text-style-name="P9" xml:id="id23" draw:id="id23" draw:layer="layout" svg:width="0.6cm" svg:height="0.6cm" svg:x="8cm" svg:y="22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6" draw:layer="layout" svg:x1="2cm" svg:y1="20.587cm" svg:x2="9.7cm" svg:y2="23.2cm" draw:start-shape="id31" draw:start-glue-point="6" draw:end-shape="id21" draw:end-glue-point="6" svg:d="M2000 20587v2613h7700" svg:viewBox="0 0 7701 2614">
          <text:p/>
        </draw:connector>
        <draw:custom-shape draw:style-name="gr31" draw:text-style-name="P9" xml:id="id19" draw:id="id19" draw:layer="layout" svg:width="3.8cm" svg:height="1.6cm" svg:x="2.1cm" svg:y="11.6cm">
          <text:p text:style-name="P9">T(indent)</text:p>
          <text:p text:style-name="P9">call(first var)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4cm" svg:y1="13.2cm" svg:x2="4cm" svg:y2="14.8cm" draw:start-shape="id19" draw:start-glue-point="2" draw:end-shape="id13" draw:end-glue-point="4" svg:d="M4000 13200v1600" svg:viewBox="0 0 1 1601">
          <text:p/>
        </draw:connector>
        <draw:connector draw:style-name="gr4" draw:text-style-name="P6" draw:layer="layout" draw:line-skew="-0.598cm" svg:x1="8.3cm" svg:y1="22.3cm" svg:x2="12cm" svg:y2="6.6cm" draw:start-shape="id23" draw:start-glue-point="4" draw:end-shape="id26" draw:end-glue-point="0" svg:d="M8300 22300v-16800h3700v1100" svg:viewBox="0 0 3701 16801">
          <text:p/>
        </draw:connector>
        <draw:connector draw:style-name="gr4" draw:text-style-name="P6" draw:layer="layout" svg:x1="10cm" svg:y1="23.5cm" svg:x2="10cm" svg:y2="24.6cm" draw:start-shape="id21" draw:start-glue-point="8" draw:end-shape="id16" draw:end-glue-point="0" svg:d="M10000 23500v1100" svg:viewBox="0 0 1 1101">
          <text:p/>
        </draw:connector>
        <draw:custom-shape draw:style-name="gr24" draw:text-style-name="P7" xml:id="id25" draw:id="id25" draw:layer="layout" svg:width="3cm" svg:height="1.101cm" svg:x="18.3cm" svg:y="8.4cm">
          <text:p text:style-name="P9"><text:span text:style-name="T3">data_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9.8cm" svg:y1="9.501cm" svg:x2="19.8cm" svg:y2="11.3cm" draw:start-shape="id25" draw:start-glue-point="6" draw:end-shape="id34" draw:end-glue-point="0" svg:d="M19800 9501v1799" svg:viewBox="0 0 1 1800">
          <text:p/>
        </draw:connector>
        <draw:connector draw:style-name="gr4" draw:text-style-name="P6" draw:layer="layout" svg:x1="21.3cm" svg:y1="8.951cm" svg:x2="24.4cm" svg:y2="8.951cm" draw:start-shape="id25" draw:start-glue-point="7" draw:end-shape="id35" draw:end-glue-point="5" svg:d="M21300 8951h3100" svg:viewBox="0 0 3101 1">
          <text:p/>
        </draw:connector>
        <draw:custom-shape draw:style-name="gr32" draw:text-style-name="P9" xml:id="id34" draw:id="id34" draw:layer="layout" svg:width="4.2cm" svg:height="0.9cm" svg:x="17.7cm" svg:y="11.3cm">
          <text:p text:style-name="P9">St = data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9.8cm" svg:y1="12.2cm" svg:x2="19.8cm" svg:y2="14.4cm" draw:start-shape="id34" draw:start-glue-point="2" draw:end-shape="id36" draw:end-glue-point="4" svg:d="M19800 12200v2200" svg:viewBox="0 0 1 2201">
          <text:p/>
        </draw:connector>
        <draw:custom-shape draw:style-name="gr27" draw:text-style-name="P9" xml:id="id29" draw:id="id29" draw:layer="layout" svg:width="0.6cm" svg:height="0.6cm" svg:x="11.7cm" svg:y="14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7" xml:id="id36" draw:id="id36" draw:layer="layout" svg:width="3cm" svg:height="1.101cm" svg:x="18.3cm" svg:y="14.4cm">
          <text:p text:style-name="P9"><text:span text:style-name="T3">!data_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21.3cm" svg:y1="14.951cm" svg:x2="21.9cm" svg:y2="11.75cm" draw:start-shape="id36" draw:start-glue-point="7" draw:end-shape="id34" svg:d="M21300 14951h1101v-3201h-501" svg:viewBox="0 0 1102 3202">
          <text:p/>
        </draw:connector>
        <draw:connector draw:style-name="gr4" draw:text-style-name="P6" draw:layer="layout" svg:x1="19.8cm" svg:y1="15.501cm" svg:x2="20cm" svg:y2="17.1cm" draw:start-shape="id36" draw:start-glue-point="6" draw:end-shape="id37" draw:end-glue-point="0" svg:d="M19800 15501v800h200v799" svg:viewBox="0 0 201 1600">
          <text:p/>
        </draw:connector>
        <draw:custom-shape draw:style-name="gr33" draw:text-style-name="P9" xml:id="id37" draw:id="id37" draw:layer="layout" svg:width="4.4cm" svg:height="1.6cm" svg:x="17.8cm" svg:y="17.1cm">
          <text:p text:style-name="P9">T(data)</text:p>
          <text:p text:style-name="P9">Call(next token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20cm" svg:y1="18.7cm" svg:x2="19.8cm" svg:y2="19.7cm" draw:start-shape="id37" draw:start-glue-point="2" draw:end-shape="id38" draw:end-glue-point="4" svg:d="M20000 18700v501h-200v499" svg:viewBox="0 0 201 1001">
          <text:p/>
        </draw:connector>
        <draw:custom-shape draw:style-name="gr24" draw:text-style-name="P7" xml:id="id35" draw:id="id35" draw:layer="layout" svg:width="3cm" svg:height="1.101cm" svg:x="24.4cm" svg:y="8.4cm">
          <text:p text:style-name="P9"><text:span text:style-name="T3">oper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25.9cm" svg:y1="9.501cm" svg:x2="25.45cm" svg:y2="13.4cm" draw:start-shape="id35" draw:start-glue-point="6" draw:end-shape="id39" draw:end-glue-point="0" svg:d="M25900 9501v1950h-450v1949" svg:viewBox="0 0 451 3900">
          <text:p/>
        </draw:connector>
        <draw:connector draw:style-name="gr4" draw:text-style-name="P6" draw:layer="layout" svg:x1="27.4cm" svg:y1="8.951cm" svg:x2="7.4cm" svg:y2="28.45cm" draw:start-shape="id35" draw:start-glue-point="7" draw:end-shape="id33" draw:end-glue-point="7" svg:d="M27400 8951h502v19499h-20502" svg:viewBox="0 0 20503 19500">
          <text:p/>
        </draw:connector>
        <draw:custom-shape draw:style-name="gr34" draw:text-style-name="P9" xml:id="id39" draw:id="id39" draw:layer="layout" svg:width="3.9cm" svg:height="1cm" svg:x="23.5cm" svg:y="13.4cm">
          <text:p text:style-name="P9">T(operator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12.2cm" svg:y1="27.2cm" svg:x2="14.3cm" svg:y2="27.2cm" draw:start-shape="id17" draw:start-glue-point="1" draw:end-shape="id40" draw:end-glue-point="5" svg:d="M12200 27200h2100" svg:viewBox="0 0 2101 1">
          <text:p/>
        </draw:connector>
        <draw:custom-shape draw:style-name="gr27" draw:text-style-name="P9" xml:id="id38" draw:id="id38" draw:layer="layout" svg:width="0.6cm" svg:height="0.6cm" svg:x="19.5cm" svg:y="19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6" draw:layer="layout" svg:x1="25.45cm" svg:y1="14.4cm" svg:x2="20.1cm" svg:y2="20cm" draw:start-shape="id39" draw:start-glue-point="2" draw:end-shape="id38" draw:end-glue-point="10" svg:d="M25450 14400v5600h-5350" svg:viewBox="0 0 5351 5601">
          <text:p/>
        </draw:connector>
        <draw:connector draw:style-name="gr4" draw:text-style-name="P6" draw:layer="layout" svg:x1="19.5cm" svg:y1="20cm" svg:x2="12.3cm" svg:y2="14.4cm" draw:start-shape="id38" draw:start-glue-point="6" draw:end-shape="id29" draw:end-glue-point="10" svg:d="M19500 20000h-3599v-5600h-3601" svg:viewBox="0 0 7201 5601">
          <text:p/>
        </draw:connector>
        <draw:connector draw:style-name="gr4" draw:text-style-name="P6" draw:layer="layout" svg:x1="12cm" svg:y1="14.7cm" svg:x2="12cm" svg:y2="16cm" draw:start-shape="id29" draw:start-glue-point="8" draw:end-shape="id41" draw:end-glue-point="0" svg:d="M12000 14700v1300" svg:viewBox="0 0 1 1301">
          <text:p/>
        </draw:connector>
        <draw:custom-shape draw:style-name="gr22" draw:text-style-name="P10" xml:id="id24" draw:id="id24" draw:layer="layout" svg:width="1.4cm" svg:height="0.7cm" svg:x="11.3cm" svg:y="18.1cm">
          <text:p text:style-name="P9"><text:span text:style-name="T6">!“ 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2.7cm" svg:y1="18.45cm" svg:x2="14.3cm" svg:y2="16.45cm" draw:start-shape="id24" draw:start-glue-point="7" draw:end-shape="id41" draw:end-glue-point="1" svg:d="M12700 18450h2101v-2000h-501" svg:viewBox="0 0 2102 2001">
          <text:p/>
        </draw:connector>
        <draw:connector draw:style-name="gr4" draw:text-style-name="P6" draw:layer="layout" svg:x1="12cm" svg:y1="16.9cm" svg:x2="12cm" svg:y2="18.1cm" draw:start-shape="id41" draw:start-glue-point="2" draw:end-shape="id24" draw:end-glue-point="4" svg:d="M12000 16900v1200" svg:viewBox="0 0 1 1201">
          <text:p/>
        </draw:connector>
      </draw:page>
      <draw:page draw:name="page4" draw:style-name="dp1" draw:master-page-name="默认">
        <draw:frame draw:style-name="gr35" draw:text-style-name="P3" draw:layer="layout" svg:width="17.516cm" svg:height="1.673cm" svg:x="0.2cm" svg:y="0.124cm">
          <draw:text-box>
            <text:p><text:span text:style-name="T1">Lexer: analyze token structure</text:span></text:p>
          </draw:text-box>
        </draw:frame>
        <draw:custom-shape draw:style-name="gr3" draw:text-style-name="P5" xml:id="id45" draw:id="id45" draw:layer="layout" svg:width="2cm" svg:height="1cm" svg:x="3cm" svg:y="3.5cm">
          <text:p text:style-name="P9"><text:span text:style-name="T2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6" draw:layer="layout" svg:x1="6.5cm" svg:y1="12.5cm" svg:x2="9cm" svg:y2="12.5cm" draw:start-shape="id42" draw:start-glue-point="7" draw:end-shape="id43" svg:d="M6500 12500h2500" svg:viewBox="0 0 2501 1">
          <text:p/>
        </draw:connector>
        <draw:custom-shape draw:style-name="gr36" draw:text-style-name="P7" xml:id="id44" draw:id="id44" draw:layer="layout" svg:width="5.001cm" svg:height="1.101cm" svg:x="1.499cm" svg:y="26.399cm">
          <text:p text:style-name="P9"><text:span text:style-name="T3">finish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cm" svg:y1="27.5cm" svg:x2="3cm" svg:y2="4cm" draw:start-shape="id44" draw:start-glue-point="6" draw:end-shape="id45" draw:end-glue-point="5" svg:d="M4000 27500v501h-3003v-24001h2003" svg:viewBox="0 0 3004 24002">
          <text:p/>
        </draw:connector>
        <draw:connector draw:style-name="gr4" draw:text-style-name="P6" draw:layer="layout" svg:x1="4cm" svg:y1="20.6cm" svg:x2="4cm" svg:y2="21.5cm" draw:start-shape="id46" draw:start-glue-point="2" draw:end-shape="id47" draw:end-glue-point="0" svg:d="M4000 20600v900" svg:viewBox="0 0 1 901">
          <text:p/>
        </draw:connector>
        <draw:custom-shape draw:style-name="gr8" draw:text-style-name="P8" xml:id="id47" draw:id="id47" draw:layer="layout" svg:width="5cm" svg:height="1cm" svg:x="1.5cm" svg:y="21.5cm">
          <text:p text:style-name="P9"><text:span text:style-name="T4">st=add token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4cm" svg:y1="4.5cm" svg:x2="4.001cm" svg:y2="6cm" draw:start-shape="id45" draw:start-glue-point="6" draw:end-shape="id48" draw:end-glue-point="4" svg:d="M4000 4500v750h1v750" svg:viewBox="0 0 2 1501">
          <text:p/>
        </draw:connector>
        <draw:custom-shape draw:style-name="gr37" draw:text-style-name="P7" xml:id="id42" draw:id="id42" draw:layer="layout" svg:width="5cm" svg:height="1.001cm" svg:x="1.5cm" svg:y="11.999cm">
          <text:p text:style-name="P9"><text:span text:style-name="T3">Stmt Key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cm" svg:y1="13cm" svg:x2="4cm" svg:y2="17.6cm" draw:start-shape="id42" draw:start-glue-point="6" draw:end-shape="id49" draw:end-glue-point="4" svg:d="M4000 13000v4600" svg:viewBox="0 0 1 4601">
          <text:p/>
        </draw:connector>
        <draw:connector draw:style-name="gr4" draw:text-style-name="P6" draw:layer="layout" svg:x1="4cm" svg:y1="22.5cm" svg:x2="4cm" svg:y2="23.8cm" draw:start-shape="id47" draw:start-glue-point="2" draw:end-shape="id50" draw:end-glue-point="0" svg:d="M4000 22500v1300" svg:viewBox="0 0 1 1301">
          <text:p/>
        </draw:connector>
        <draw:custom-shape draw:style-name="gr38" draw:text-style-name="P9" draw:layer="layout" svg:width="2.4cm" svg:height="0.8cm" svg:x="15cm" svg:y="2cm">
          <text:p text:style-name="P9">toke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6" draw:layer="layout" svg:x1="4cm" svg:y1="11cm" svg:x2="4cm" svg:y2="11.999cm" draw:start-shape="id51" draw:start-glue-point="6" draw:end-shape="id42" svg:d="M4000 11000v999" svg:viewBox="0 0 1 1000">
          <text:p/>
        </draw:connector>
        <draw:custom-shape draw:style-name="gr39" draw:text-style-name="P9" xml:id="id46" draw:id="id46" draw:layer="layout" svg:width="5cm" svg:height="1.5cm" svg:x="1.5cm" svg:y="19.1cm">
          <text:p text:style-name="P9">Create stmt</text:p>
          <text:p text:style-name="P9">Cached tk = []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0" draw:text-style-name="P9" xml:id="id43" draw:id="id43" draw:layer="layout" svg:width="5cm" svg:height="1cm" svg:x="9cm" svg:y="12cm">
          <text:p text:style-name="P9">Cache t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6.5cm" svg:y1="26.95cm" svg:x2="6.5cm" svg:y2="24.3cm" draw:start-shape="id44" draw:start-glue-point="7" draw:end-shape="id50" draw:end-glue-point="1" svg:d="M6500 26950h502v-2650h-502" svg:viewBox="0 0 503 2651">
          <text:p/>
        </draw:connector>
        <draw:custom-shape draw:style-name="gr40" draw:text-style-name="P9" xml:id="id50" draw:id="id50" draw:layer="layout" svg:width="5cm" svg:height="1cm" svg:x="1.5cm" svg:y="23.8cm">
          <text:p text:style-name="P9">Add toke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4cm" svg:y1="24.8cm" svg:x2="4cm" svg:y2="26.399cm" draw:start-shape="id50" draw:start-glue-point="2" draw:end-shape="id44" draw:end-glue-point="4" svg:d="M4000 24800v1599" svg:viewBox="0 0 1 1600">
          <text:p/>
        </draw:connector>
        <draw:custom-shape draw:style-name="gr41" draw:text-style-name="P7" xml:id="id52" draw:id="id52" draw:layer="layout" svg:width="5.001cm" svg:height="1cm" svg:x="1.5cm" svg:y="8cm">
          <text:p text:style-name="P9"><text:span text:style-name="T3">!ind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7" xml:id="id48" draw:id="id48" draw:layer="layout" svg:width="5.001cm" svg:height="1.101cm" svg:x="1.5cm" svg:y="6cm">
          <text:p text:style-name="P9"><text:span text:style-name="T3">!next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9" xml:id="id53" draw:id="id53" draw:layer="layout" svg:width="5cm" svg:height="1cm" svg:x="9cm" svg:y="8cm">
          <text:p text:style-name="P9">Cache t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6.501cm" svg:y1="8.5cm" svg:x2="9cm" svg:y2="8.5cm" draw:start-shape="id52" draw:start-glue-point="7" draw:end-shape="id53" svg:d="M6501 8500h2499" svg:viewBox="0 0 2500 1">
          <text:p/>
        </draw:connector>
        <draw:connector draw:style-name="gr4" draw:text-style-name="P6" draw:layer="layout" svg:x1="4.001cm" svg:y1="7.101cm" svg:x2="4.001cm" svg:y2="8cm" draw:start-shape="id48" draw:start-glue-point="6" draw:end-shape="id52" draw:end-glue-point="4" svg:d="M4001 7101v899" svg:viewBox="0 0 1 900">
          <text:p/>
        </draw:connector>
        <draw:connector draw:style-name="gr4" draw:text-style-name="P6" draw:layer="layout" svg:x1="11.5cm" svg:y1="8cm" svg:x2="11.5cm" svg:y2="5.2cm" draw:start-shape="id53" draw:start-glue-point="0" draw:end-shape="id54" draw:end-glue-point="8" svg:d="M11500 8000v-2800" svg:viewBox="0 0 1 2801">
          <text:p/>
        </draw:connector>
        <draw:custom-shape draw:style-name="gr10" draw:text-style-name="P9" xml:id="id54" draw:id="id54" draw:layer="layout" svg:width="0.4cm" svg:height="0.4cm" svg:x="11.3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6.501cm" svg:y1="6.551cm" svg:x2="11.3cm" svg:y2="5cm" draw:start-shape="id48" draw:start-glue-point="7" draw:end-shape="id54" draw:end-glue-point="6" svg:d="M6501 6551h2400v-1551h2399" svg:viewBox="0 0 4800 1552">
          <text:p/>
        </draw:connector>
        <draw:connector draw:style-name="gr4" draw:text-style-name="P6" draw:layer="layout" svg:x1="11.5cm" svg:y1="4.8cm" svg:x2="5cm" svg:y2="4cm" draw:start-shape="id54" draw:start-glue-point="4" draw:end-shape="id45" svg:d="M11500 4800v-800h-6500" svg:viewBox="0 0 6501 801">
          <text:p/>
        </draw:connector>
        <draw:custom-shape draw:style-name="gr41" draw:text-style-name="P7" xml:id="id51" draw:id="id51" draw:layer="layout" svg:width="5.001cm" svg:height="1cm" svg:x="1.499cm" svg:y="10cm">
          <text:p text:style-name="P9"><text:span text:style-name="T3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.001cm" svg:y1="9cm" svg:x2="4cm" svg:y2="10cm" draw:start-shape="id52" draw:start-glue-point="6" draw:end-shape="id51" draw:end-glue-point="4" svg:d="M4001 9000v501h-1v499" svg:viewBox="0 0 2 1001">
          <text:p/>
        </draw:connector>
        <draw:connector draw:style-name="gr4" draw:text-style-name="P6" draw:layer="layout" svg:x1="11.5cm" svg:y1="13cm" svg:x2="11.5cm" svg:y2="14cm" draw:start-shape="id43" draw:end-shape="id55" draw:end-glue-point="0" svg:d="M11500 13000v1000" svg:viewBox="0 0 1 1001">
          <text:p/>
        </draw:connector>
        <draw:custom-shape draw:style-name="gr8" draw:text-style-name="P8" xml:id="id55" draw:id="id55" draw:layer="layout" svg:width="5cm" svg:height="1cm" svg:x="9cm" svg:y="14cm">
          <text:p text:style-name="P9"><text:span text:style-name="T4">st=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1.5cm" svg:y1="15cm" svg:x2="11.501cm" svg:y2="16cm" draw:start-shape="id55" draw:start-glue-point="2" draw:end-shape="id56" draw:end-glue-point="4" svg:d="M11500 15000v500h1v500" svg:viewBox="0 0 2 1001">
          <text:p/>
        </draw:connector>
        <draw:custom-shape draw:style-name="gr41" draw:text-style-name="P7" xml:id="id56" draw:id="id56" draw:layer="layout" svg:width="5.001cm" svg:height="1cm" svg:x="9cm" svg:y="16cm">
          <text:p text:style-name="P9"><text:span text:style-name="T3">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4.001cm" svg:y1="16.5cm" svg:x2="17.2cm" svg:y2="15.85cm" draw:start-shape="id56" draw:start-glue-point="7" draw:end-shape="id57" svg:d="M14001 16500h1600v-650h1599" svg:viewBox="0 0 3200 651">
          <text:p/>
        </draw:connector>
        <draw:custom-shape draw:style-name="gr10" draw:text-style-name="P9" xml:id="id49" draw:id="id49" draw:layer="layout" svg:width="0.4cm" svg:height="0.4cm" svg:x="3.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1.501cm" svg:y1="17cm" svg:x2="4.2cm" svg:y2="17.8cm" draw:start-shape="id56" draw:start-glue-point="6" draw:end-shape="id49" draw:end-glue-point="10" svg:d="M11501 17000v800h-7301" svg:viewBox="0 0 7302 801">
          <text:p/>
        </draw:connector>
        <draw:connector draw:style-name="gr4" draw:text-style-name="P6" draw:layer="layout" svg:x1="4cm" svg:y1="18cm" svg:x2="4cm" svg:y2="19.1cm" draw:start-shape="id49" draw:start-glue-point="8" draw:end-shape="id46" draw:end-glue-point="0" svg:d="M4000 18000v1100" svg:viewBox="0 0 1 1101">
          <text:p/>
        </draw:connector>
        <draw:custom-shape draw:style-name="gr30" draw:text-style-name="P9" xml:id="id57" draw:id="id57" draw:layer="layout" svg:width="1.9cm" svg:height="1.5cm" svg:x="17.2cm" svg:y="15.1cm">
          <text:p text:style-name="P9">error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6" draw:layer="layout" svg:x1="6.5cm" svg:y1="10.5cm" svg:x2="18.15cm" svg:y2="15.1cm" draw:start-shape="id51" draw:start-glue-point="7" draw:end-shape="id57" draw:end-glue-point="4" svg:d="M6500 10500h11650v4600" svg:viewBox="0 0 11651 4601">
          <text:p/>
        </draw:connector>
      </draw:page>
      <draw:page draw:name="page5" draw:style-name="dp1" draw:master-page-name="默认">
        <draw:frame draw:style-name="gr42" draw:text-style-name="P3" draw:layer="layout" svg:width="15.585cm" svg:height="1.673cm" svg:x="0.053cm" svg:y="0.038cm">
          <draw:text-box>
            <text:p><text:span text:style-name="T1">Lexer, Token, Expr, Lexical</text:span></text:p>
          </draw:text-box>
        </draw:frame>
        <draw:custom-shape draw:style-name="gr3" draw:text-style-name="P5" xml:id="id58" draw:id="id58" draw:layer="layout" svg:width="2cm" svg:height="1cm" svg:x="5cm" svg:y="2.3cm">
          <text:p text:style-name="P9"><text:span text:style-name="T2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6" draw:layer="layout" svg:x1="6cm" svg:y1="3.3cm" svg:x2="6.001cm" svg:y2="4.8cm" draw:start-shape="id58" draw:start-glue-point="6" draw:end-shape="id59" draw:end-glue-point="4" svg:d="M6000 3300v750h1v750" svg:viewBox="0 0 2 1501">
          <text:p/>
        </draw:connector>
        <draw:custom-shape draw:style-name="gr36" draw:text-style-name="P7" xml:id="id59" draw:id="id59" draw:layer="layout" svg:width="5.001cm" svg:height="1.101cm" svg:x="3.5cm" svg:y="4.8cm">
          <text:p text:style-name="P9"><text:span text:style-name="T3">Var|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6.001cm" svg:y1="5.901cm" svg:x2="6cm" svg:y2="7cm" draw:start-shape="id59" draw:start-glue-point="6" draw:end-shape="id60" draw:end-glue-point="0" svg:d="M6001 5901v550h-1v549" svg:viewBox="0 0 2 1100">
          <text:p/>
        </draw:connector>
        <draw:custom-shape draw:style-name="gr36" draw:text-style-name="P7" xml:id="id62" draw:id="id62" draw:layer="layout" svg:width="5.001cm" svg:height="1.101cm" svg:x="3.5cm" svg:y="11.499cm">
          <text:p text:style-name="P9"><text:span text:style-name="T3">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8.501cm" svg:y1="5.351cm" svg:x2="12.6cm" svg:y2="11.2cm" draw:start-shape="id59" draw:start-glue-point="7" draw:end-shape="id61" draw:end-glue-point="4" svg:d="M8501 5351h4099v5849" svg:viewBox="0 0 4100 5850">
          <text:p/>
        </draw:connector>
        <draw:custom-shape draw:style-name="gr43" draw:text-style-name="P7" xml:id="id67" draw:id="id67" draw:layer="layout" svg:width="4.8cm" svg:height="1.001cm" svg:x="3.6cm" svg:y="18.499cm">
          <text:p text:style-name="P9"><text:span text:style-name="T3">Op[-2]&gt;=tk(op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8.501cm" svg:y1="12.05cm" svg:x2="11.2cm" svg:y2="12.05cm" draw:start-shape="id62" draw:start-glue-point="7" draw:end-shape="id61" svg:d="M8501 12050h2699" svg:viewBox="0 0 2700 1">
          <text:p/>
        </draw:connector>
        <draw:custom-shape draw:style-name="gr44" draw:text-style-name="P8" xml:id="id61" draw:id="id61" draw:layer="layout" svg:width="2.8cm" svg:height="1.7cm" svg:x="11.2cm" svg:y="11.2cm">
          <text:p text:style-name="P9"><text:span text:style-name="T4">err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6" draw:layer="layout" svg:x1="17cm" svg:y1="5.2cm" svg:x2="17cm" svg:y2="7.4cm" draw:start-shape="id63" draw:start-glue-point="6" draw:end-shape="id64" draw:end-glue-point="4" svg:d="M17000 5200v2200" svg:viewBox="0 0 1 2201">
          <text:p/>
        </draw:connector>
        <draw:custom-shape draw:style-name="gr45" draw:text-style-name="P8" xml:id="id74" draw:id="id74" draw:layer="layout" svg:width="3.4cm" svg:height="1.5cm" svg:x="15cm" svg:y="15.6cm">
          <text:p text:style-name="P9"><text:span text:style-name="T4">Last expr</text:span></text:p>
          <text:p text:style-name="P9"><text:span text:style-name="T4">State = ID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6" draw:text-style-name="P8" xml:id="id65" draw:id="id65" draw:layer="layout" svg:width="6cm" svg:height="1cm" svg:x="3cm" svg:y="9.3cm">
          <text:p text:style-name="P9"><text:span text:style-name="T4">State = operand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6cm" svg:y1="10.3cm" svg:x2="6cm" svg:y2="11.499cm" draw:start-shape="id65" draw:start-glue-point="2" draw:end-shape="id62" svg:d="M6000 10300v1199" svg:viewBox="0 0 1 1200">
          <text:p/>
        </draw:connector>
        <draw:connector draw:style-name="gr4" draw:text-style-name="P6" draw:layer="layout" svg:x1="6.001cm" svg:y1="12.6cm" svg:x2="6cm" svg:y2="14cm" draw:start-shape="id62" draw:start-glue-point="6" draw:end-shape="id66" draw:end-glue-point="4" svg:d="M6001 12600v700h-1v700" svg:viewBox="0 0 2 1401">
          <text:p/>
        </draw:connector>
        <draw:connector draw:style-name="gr4" draw:text-style-name="P6" draw:layer="layout" svg:x1="6cm" svg:y1="19.5cm" svg:x2="6cm" svg:y2="21cm" draw:start-shape="id67" draw:end-shape="id68" svg:d="M6000 19500v1500" svg:viewBox="0 0 1 1501">
          <text:p/>
        </draw:connector>
        <draw:custom-shape draw:style-name="gr27" draw:text-style-name="P9" xml:id="id66" draw:id="id66" draw:layer="layout" svg:width="0.6cm" svg:height="0.6cm" svg:x="5.7cm" svg:y="1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9" xml:id="id63" draw:id="id63" draw:layer="layout" svg:width="5.4cm" svg:height="1.5cm" svg:x="14.3cm" svg:y="3.7cm">
          <text:p text:style-name="P9">St = opera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4.3cm" svg:y1="4.45cm" svg:x2="12.6cm" svg:y2="11.2cm" draw:start-shape="id63" draw:start-glue-point="5" draw:end-shape="id61" draw:end-glue-point="4" svg:d="M14300 4450h-1700v6750" svg:viewBox="0 0 1701 6751">
          <text:p/>
        </draw:connector>
        <draw:connector draw:style-name="gr4" draw:text-style-name="P6" draw:layer="layout" draw:line-skew="0cm -2.999cm" svg:x1="11cm" svg:y1="25.6cm" svg:x2="5cm" svg:y2="2.8cm" draw:start-shape="id69" draw:start-glue-point="2" draw:end-shape="id58" draw:end-glue-point="5" svg:d="M11000 25600v502h-9500v-23302h3500" svg:viewBox="0 0 9501 23303">
          <text:p/>
        </draw:connector>
        <draw:custom-shape draw:style-name="gr48" draw:text-style-name="P9" xml:id="id70" draw:id="id70" draw:layer="layout" svg:width="3cm" svg:height="1cm" svg:x="15.5cm" svg:y="1.5cm">
          <text:p text:style-name="P9">finall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6" draw:layer="layout" svg:x1="17cm" svg:y1="2.5cm" svg:x2="17cm" svg:y2="3.7cm" draw:start-shape="id70" draw:start-glue-point="6" draw:end-shape="id63" draw:end-glue-point="4" svg:d="M17000 2500v1200" svg:viewBox="0 0 1 1201">
          <text:p/>
        </draw:connector>
        <draw:custom-shape draw:style-name="gr49" draw:text-style-name="P9" xml:id="id68" draw:id="id68" draw:layer="layout" svg:width="7cm" svg:height="2.4cm" svg:x="2.5cm" svg:y="21cm">
          <text:p text:style-name="P9"><text:span text:style-name="T4">Expr(tk.pop(d1),</text:span></text:p>
          <text:p text:style-name="P9"><text:span text:style-name="T4">tk.pop(op), tk.pop(d0))</text:span></text:p>
          <text:p text:style-name="P9"><text:span text:style-name="T4">tk.append(expr):dat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6cm" svg:y1="17cm" svg:x2="6cm" svg:y2="18.499cm" draw:start-shape="id71" draw:start-glue-point="6" draw:end-shape="id67" draw:end-glue-point="4" svg:d="M6000 17000v1499" svg:viewBox="0 0 1 1500">
          <text:p/>
        </draw:connector>
        <draw:connector draw:style-name="gr4" draw:text-style-name="P6" draw:layer="layout" svg:x1="6cm" svg:y1="19.5cm" svg:x2="6cm" svg:y2="21cm" draw:start-shape="id67" draw:start-glue-point="6" draw:end-shape="id68" draw:end-glue-point="0" svg:d="M6000 19500v1500" svg:viewBox="0 0 1 1501">
          <text:p/>
        </draw:connector>
        <draw:custom-shape draw:style-name="gr36" draw:text-style-name="P7" xml:id="id71" draw:id="id71" draw:layer="layout" svg:width="5.001cm" svg:height="1.101cm" svg:x="3.499cm" svg:y="15.899cm">
          <text:p text:style-name="P9"><text:span text:style-name="T3">tk_list &gt; <text:s/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8.5cm" svg:y1="16.45cm" svg:x2="11cm" svg:y2="18.7cm" draw:start-shape="id71" draw:start-glue-point="7" draw:end-shape="id72" draw:end-glue-point="4" svg:d="M8500 16450h2500v2250" svg:viewBox="0 0 2501 2251">
          <text:p/>
        </draw:connector>
        <draw:connector draw:style-name="gr4" draw:text-style-name="P6" draw:layer="layout" svg:x1="11cm" svg:y1="19.3cm" svg:x2="11cm" svg:y2="24.6cm" draw:start-shape="id72" draw:start-glue-point="8" draw:end-shape="id69" draw:end-glue-point="0" svg:d="M11000 19300v5300" svg:viewBox="0 0 1 5301">
          <text:p/>
        </draw:connector>
        <draw:custom-shape draw:style-name="gr27" draw:text-style-name="P9" xml:id="id72" draw:id="id72" draw:layer="layout" svg:width="0.6cm" svg:height="0.6cm" svg:x="10.7cm" svg:y="18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0" draw:text-style-name="P9" xml:id="id60" draw:id="id60" draw:layer="layout" svg:width="5cm" svg:height="1cm" svg:x="3.5cm" svg:y="7cm">
          <text:p text:style-name="P9"><text:span text:style-name="T4">tk.appe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6cm" svg:y1="8cm" svg:x2="6cm" svg:y2="9.3cm" draw:start-shape="id60" draw:start-glue-point="2" draw:end-shape="id65" draw:end-glue-point="0" svg:d="M6000 8000v1300" svg:viewBox="0 0 1 1301">
          <text:p/>
        </draw:connector>
        <draw:custom-shape draw:style-name="gr38" draw:text-style-name="P9" draw:layer="layout" svg:width="2.4cm" svg:height="0.8cm" svg:x="11cm" svg:y="2cm">
          <text:p text:style-name="P9">toke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0" draw:text-style-name="P9" xml:id="id69" draw:id="id69" draw:layer="layout" svg:width="5cm" svg:height="1cm" svg:x="8.5cm" svg:y="24.6cm">
          <text:p text:style-name="P9"><text:span text:style-name="T4">tk_list.appe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8.4cm" svg:y1="19cm" svg:x2="10.7cm" svg:y2="19cm" draw:start-shape="id67" draw:start-glue-point="7" draw:end-shape="id72" draw:end-glue-point="6" svg:d="M8400 19000h2300" svg:viewBox="0 0 2301 1">
          <text:p/>
        </draw:connector>
        <draw:connector draw:style-name="gr4" draw:text-style-name="P6" draw:layer="layout" svg:x1="6cm" svg:y1="23.4cm" svg:x2="5.7cm" svg:y2="14.3cm" draw:start-shape="id68" draw:start-glue-point="2" draw:end-shape="id66" draw:end-glue-point="6" svg:d="M6000 23400v502h-4001v-9602h3701" svg:viewBox="0 0 4002 9603">
          <text:p/>
        </draw:connector>
        <draw:connector draw:style-name="gr4" draw:text-style-name="P6" draw:layer="layout" svg:x1="6cm" svg:y1="14.6cm" svg:x2="6cm" svg:y2="15.899cm" draw:start-shape="id66" draw:start-glue-point="8" draw:end-shape="id71" draw:end-glue-point="4" svg:d="M6000 14600v1299" svg:viewBox="0 0 1 1300">
          <text:p/>
        </draw:connector>
        <draw:custom-shape draw:style-name="gr36" draw:text-style-name="P7" xml:id="id64" draw:id="id64" draw:layer="layout" svg:width="5.001cm" svg:height="1.101cm" svg:x="14.499cm" svg:y="7.4cm">
          <text:p text:style-name="P9"><text:span text:style-name="T3">tk =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4.499cm" svg:y1="7.951cm" svg:x2="12.6cm" svg:y2="11.2cm" draw:start-shape="id64" draw:start-glue-point="5" draw:end-shape="id61" draw:end-glue-point="4" svg:d="M14499 7951h-1899v3249" svg:viewBox="0 0 1900 3250">
          <text:p/>
        </draw:connector>
        <draw:connector draw:style-name="gr4" draw:text-style-name="P6" draw:layer="layout" svg:x1="17.25cm" svg:y1="11.6cm" svg:x2="16.7cm" svg:y2="15.6cm" draw:start-shape="id73" draw:end-shape="id74" draw:end-glue-point="4" svg:d="M17250 11600v2001h-550v1999" svg:viewBox="0 0 551 4001">
          <text:p/>
        </draw:connector>
        <draw:connector draw:style-name="gr4" draw:text-style-name="P6" draw:layer="layout" svg:x1="17cm" svg:y1="8.501cm" svg:x2="17.25cm" svg:y2="10.5cm" draw:start-shape="id64" draw:start-glue-point="6" draw:end-shape="id73" svg:d="M17000 8501v1000h250v999" svg:viewBox="0 0 251 2000">
          <text:p/>
        </draw:connector>
        <draw:custom-shape draw:style-name="gr50" draw:text-style-name="P9" xml:id="id73" draw:id="id73" draw:layer="layout" svg:width="5.1cm" svg:height="1.1cm" svg:x="14.7cm" svg:y="10.5cm">
          <text:p text:style-name="P9">Expr(tk.pop(d0)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6" draw:style-name="dp1" draw:master-page-name="默认">
        <draw:custom-shape draw:style-name="gr3" draw:text-style-name="P5" xml:id="id75" draw:id="id75" draw:layer="layout" svg:width="2cm" svg:height="1cm" svg:x="3cm" svg:y="2.5cm">
          <text:p text:style-name="P9"><text:span text:style-name="T2">condi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6" draw:layer="layout" svg:x1="4cm" svg:y1="3.5cm" svg:x2="4cm" svg:y2="5.5cm" draw:start-shape="id75" draw:start-glue-point="6" draw:end-shape="id76" draw:end-glue-point="4" svg:d="M4000 3500v2000" svg:viewBox="0 0 1 2001">
          <text:p/>
        </draw:connector>
        <draw:custom-shape draw:style-name="gr21" draw:text-style-name="P7" xml:id="id76" draw:id="id76" draw:layer="layout" svg:width="2cm" svg:height="1.101cm" svg:x="3cm" svg:y="5.5cm">
          <text:p text:style-name="P9"><text:span text:style-name="T3">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cm" svg:y1="6.601cm" svg:x2="4cm" svg:y2="8cm" draw:start-shape="id76" draw:start-glue-point="6" draw:end-shape="id77" draw:end-glue-point="0" svg:d="M4000 6601v1399" svg:viewBox="0 0 1 1400">
          <text:p/>
        </draw:connector>
        <draw:custom-shape draw:style-name="gr36" draw:text-style-name="P7" xml:id="id79" draw:id="id79" draw:layer="layout" svg:width="5.001cm" svg:height="1.101cm" svg:x="1.5cm" svg:y="10.999cm">
          <text:p text:style-name="P9"><text:span text:style-name="T3">block_key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5cm" svg:y1="6.051cm" svg:x2="8cm" svg:y2="5cm" draw:start-shape="id76" draw:start-glue-point="7" draw:end-shape="id78" draw:end-glue-point="2" svg:d="M5000 6051h3000v-1051" svg:viewBox="0 0 3001 1052">
          <text:p/>
        </draw:connector>
        <draw:custom-shape draw:style-name="gr51" draw:text-style-name="P8" xml:id="id77" draw:id="id77" draw:layer="layout" svg:width="5.2cm" svg:height="1cm" svg:x="1.4cm" svg:y="8cm">
          <text:p text:style-name="P9"><text:span text:style-name="T4">st=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cm" svg:y1="9cm" svg:x2="4cm" svg:y2="10.999cm" draw:start-shape="id77" draw:start-glue-point="2" draw:end-shape="id79" svg:d="M4000 9000v1999" svg:viewBox="0 0 1 2000">
          <text:p/>
        </draw:connector>
        <draw:custom-shape draw:style-name="gr27" draw:text-style-name="P9" xml:id="id81" draw:id="id81" draw:layer="layout" svg:width="0.6cm" svg:height="0.6cm" svg:x="3.7cm" svg:y="21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6" draw:layer="layout" svg:x1="4cm" svg:y1="15cm" svg:x2="4cm" svg:y2="21.7cm" draw:start-shape="id80" draw:start-glue-point="2" draw:end-shape="id81" draw:end-glue-point="4" svg:d="M4000 15000v6700" svg:viewBox="0 0 1 6701">
          <text:p/>
        </draw:connector>
        <draw:custom-shape draw:style-name="gr52" draw:text-style-name="P8" xml:id="id78" draw:id="id78" draw:layer="layout" svg:width="6cm" svg:height="1.1cm" svg:x="5cm" svg:y="3.9cm">
          <text:p text:style-name="P9"><text:span text:style-name="T4">condition_tk.append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8cm" svg:y1="3.9cm" svg:x2="5cm" svg:y2="3cm" draw:start-shape="id78" draw:start-glue-point="0" draw:end-shape="id75" draw:end-glue-point="7" svg:d="M8000 3900v-900h-3000" svg:viewBox="0 0 3001 901">
          <text:p/>
        </draw:connector>
        <draw:custom-shape draw:style-name="gr53" draw:text-style-name="P9" xml:id="id82" draw:id="id82" draw:layer="layout" svg:width="5.4cm" svg:height="1cm" svg:x="1.3cm" svg:y="24cm">
          <text:p text:style-name="P9">Block_tk.appe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4.001cm" svg:y1="12.1cm" svg:x2="4cm" svg:y2="14cm" draw:start-shape="id79" draw:start-glue-point="6" draw:end-shape="id80" draw:end-glue-point="0" svg:d="M4001 12100v950h-1v950" svg:viewBox="0 0 2 1901">
          <text:p/>
        </draw:connector>
        <draw:custom-shape draw:style-name="gr53" draw:text-style-name="P9" xml:id="id80" draw:id="id80" draw:layer="layout" svg:width="5.4cm" svg:height="1cm" svg:x="1.3cm" svg:y="14cm">
          <text:p text:style-name="P9">sub_block += 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4cm" svg:y1="22.3cm" svg:x2="4cm" svg:y2="24cm" draw:start-shape="id81" draw:start-glue-point="8" draw:end-shape="id82" draw:end-glue-point="0" svg:d="M4000 22300v1700" svg:viewBox="0 0 1 1701">
          <text:p/>
        </draw:connector>
        <draw:custom-shape draw:style-name="gr21" draw:text-style-name="P7" xml:id="id83" draw:id="id83" draw:layer="layout" svg:width="2cm" svg:height="1.101cm" svg:x="8cm" svg:y="12.899cm">
          <text:p text:style-name="P9"><text:span text:style-name="T3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line-skew="1.498cm" svg:x1="10cm" svg:y1="13.45cm" svg:x2="9.3cm" svg:y2="20.6cm" draw:start-shape="id83" draw:start-glue-point="7" draw:end-shape="id84" draw:end-glue-point="10" svg:d="M10000 13450h2000v7150h-2700" svg:viewBox="0 0 2701 7151">
          <text:p/>
        </draw:connector>
        <draw:connector draw:style-name="gr4" draw:text-style-name="P6" draw:layer="layout" svg:x1="6.501cm" svg:y1="11.55cm" svg:x2="9cm" svg:y2="12.899cm" draw:start-shape="id79" draw:start-glue-point="7" draw:end-shape="id83" draw:end-glue-point="4" svg:d="M6501 11550h2499v1349" svg:viewBox="0 0 2500 1350">
          <text:p/>
        </draw:connector>
        <draw:custom-shape draw:style-name="gr54" draw:text-style-name="P7" xml:id="id85" draw:id="id85" draw:layer="layout" svg:width="2cm" svg:height="1.201cm" svg:x="8cm" svg:y="15.4cm">
          <text:p text:style-name="P9"><text:span text:style-name="T3">sub_block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0cm" svg:y1="16.001cm" svg:x2="15.3cm" svg:y2="15.998cm" draw:start-shape="id85" draw:start-glue-point="7" svg:d="M10000 16001h3152v-3h2148" svg:viewBox="0 0 5301 4">
          <text:p/>
        </draw:connector>
        <draw:connector draw:style-name="gr4" draw:text-style-name="P6" draw:layer="layout" svg:x1="9cm" svg:y1="14cm" svg:x2="9cm" svg:y2="15.4cm" draw:start-shape="id83" draw:end-shape="id85" draw:end-glue-point="4" svg:d="M9000 14000v1400" svg:viewBox="0 0 1 1401">
          <text:p/>
        </draw:connector>
        <draw:custom-shape draw:style-name="gr26" draw:text-style-name="P9" xml:id="id86" draw:id="id86" draw:layer="layout" svg:width="4cm" svg:height="1cm" svg:x="7cm" svg:y="18cm">
          <text:p text:style-name="P9">sub_block -= 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9cm" svg:y1="16.601cm" svg:x2="9cm" svg:y2="18cm" draw:start-shape="id85" draw:start-glue-point="6" draw:end-shape="id86" draw:end-glue-point="0" svg:d="M9000 16601v1399" svg:viewBox="0 0 1 1400">
          <text:p/>
        </draw:connector>
        <draw:custom-shape draw:style-name="gr27" draw:text-style-name="P9" xml:id="id84" draw:id="id84" draw:layer="layout" svg:width="0.6cm" svg:height="0.6cm" svg:x="8.7cm" svg:y="20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6" draw:layer="layout" svg:x1="9cm" svg:y1="19cm" svg:x2="9cm" svg:y2="20.3cm" draw:start-shape="id86" draw:start-glue-point="2" draw:end-shape="id84" draw:end-glue-point="4" svg:d="M9000 19000v1300" svg:viewBox="0 0 1 1301">
          <text:p/>
        </draw:connector>
        <draw:connector draw:style-name="gr4" draw:text-style-name="P6" draw:layer="layout" svg:x1="9cm" svg:y1="20.9cm" svg:x2="4.3cm" svg:y2="22cm" draw:start-shape="id84" draw:start-glue-point="8" draw:end-shape="id81" draw:end-glue-point="10" svg:d="M9000 20900v1100h-4700" svg:viewBox="0 0 4701 1101">
          <text:p/>
        </draw:connector>
        <draw:custom-shape draw:style-name="gr55" draw:text-style-name="P8" draw:layer="layout" svg:width="3.6cm" svg:height="1.7cm" svg:x="14.4cm" svg:y="15.148cm">
          <text:p text:style-name="P9"><text:span text:style-name="T4">End Bloc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6" draw:text-style-name="P3" draw:layer="layout" svg:width="17.846cm" svg:height="1.673cm" svg:x="0.054cm" svg:y="0.039cm">
          <draw:text-box>
            <text:p><text:span text:style-name="T1">Lexer, Token, While, add token</text:span></text:p>
          </draw:text-box>
        </draw:frame>
      </draw:page>
      <draw:page draw:name="page7" draw:style-name="dp1" draw:master-page-name="默认">
        <draw:frame draw:style-name="gr57" draw:text-style-name="P3" draw:layer="layout" svg:width="20.615cm" svg:height="1.673cm" svg:x="0.056cm" svg:y="0.041cm">
          <draw:text-box>
            <text:p><text:span text:style-name="T1">Lexer, Assm, assembly object, assg</text:span></text:p>
          </draw:text-box>
        </draw:frame>
        <draw:custom-shape draw:style-name="gr3" draw:text-style-name="P5" xml:id="id87" draw:id="id87" draw:layer="layout" svg:width="2cm" svg:height="1cm" svg:x="3cm" svg:y="2cm">
          <text:p text:style-name="P9"><text:span text:style-name="T2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6" draw:layer="layout" svg:x1="4cm" svg:y1="3cm" svg:x2="4cm" svg:y2="4.498cm" draw:start-shape="id87" draw:start-glue-point="6" draw:end-shape="id88" draw:end-glue-point="4" svg:d="M4000 3000v1498" svg:viewBox="0 0 1 1499">
          <text:p/>
        </draw:connector>
        <draw:custom-shape draw:style-name="gr58" draw:text-style-name="P7" xml:id="id88" draw:id="id88" draw:layer="layout" svg:width="4cm" svg:height="1.002cm" svg:x="2cm" svg:y="4.498cm">
          <text:p text:style-name="P9"><text:span text:style-name="T3">Target in 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cm" svg:y1="5.5cm" svg:x2="4.8cm" svg:y2="9.4cm" draw:start-shape="id88" draw:start-glue-point="6" draw:end-shape="id89" draw:end-glue-point="6" svg:d="M4000 5500v3900h800" svg:viewBox="0 0 801 3901">
          <text:p/>
        </draw:connector>
        <draw:connector draw:style-name="gr4" draw:text-style-name="P6" draw:layer="layout" svg:x1="6cm" svg:y1="4.999cm" svg:x2="7cm" svg:y2="6.8cm" draw:start-shape="id88" draw:start-glue-point="7" draw:end-shape="id90" draw:end-glue-point="0" svg:d="M6000 4999h1000v1801" svg:viewBox="0 0 1001 1802">
          <text:p/>
        </draw:connector>
        <draw:custom-shape draw:style-name="gr26" draw:text-style-name="P8" xml:id="id90" draw:id="id90" draw:layer="layout" svg:width="4cm" svg:height="1cm" svg:x="5cm" svg:y="6.8cm">
          <text:p text:style-name="P9"><text:span text:style-name="T4">Ns.new_v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7cm" svg:y1="7.8cm" svg:x2="5cm" svg:y2="9.2cm" draw:start-shape="id90" draw:start-glue-point="2" draw:end-shape="id89" draw:end-glue-point="4" svg:d="M7000 7800v701h-2000v699" svg:viewBox="0 0 2001 1401">
          <text:p/>
        </draw:connector>
        <draw:custom-shape draw:style-name="gr10" draw:text-style-name="P9" xml:id="id89" draw:id="id89" draw:layer="layout" svg:width="0.4cm" svg:height="0.4cm" svg:x="4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7" xml:id="id91" draw:id="id91" draw:layer="layout" svg:width="4cm" svg:height="1.002cm" svg:x="1.9cm" svg:y="21.298cm">
          <text:p text:style-name="P9"><text:span text:style-name="T3">atom is 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5.9cm" svg:y1="21.799cm" svg:x2="7.288cm" svg:y2="22.501cm" draw:start-shape="id91" draw:start-glue-point="7" draw:end-shape="id92" draw:end-glue-point="4" svg:d="M5900 21799h1388v702" svg:viewBox="0 0 1389 703">
          <text:p/>
        </draw:connector>
        <draw:custom-shape draw:style-name="gr40" draw:text-style-name="P8" xml:id="id94" draw:id="id94" draw:layer="layout" svg:width="5cm" svg:height="1cm" svg:x="1.4cm" svg:y="26.6cm">
          <text:p text:style-name="P9"><text:span text:style-name="T4">Temp.append(dr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3.9cm" svg:y1="25cm" svg:x2="3.9cm" svg:y2="26.6cm" draw:start-shape="id93" draw:start-glue-point="2" draw:end-shape="id94" draw:end-glue-point="0" svg:d="M3900 25000v1600" svg:viewBox="0 0 1 1601">
          <text:p/>
        </draw:connector>
        <draw:custom-shape draw:style-name="gr59" draw:text-style-name="P7" xml:id="id92" draw:id="id92" draw:layer="layout" svg:width="3.8cm" svg:height="1.002cm" svg:x="5.388cm" svg:y="22.501cm">
          <text:p text:style-name="P9"><text:span text:style-name="T3">atom is v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9.188cm" svg:y1="23.002cm" svg:x2="11.488cm" svg:y2="23.001cm" draw:start-shape="id92" draw:start-glue-point="7" draw:end-shape="id95" svg:d="M9188 23002h1151v-1h1149" svg:viewBox="0 0 2301 2">
          <text:p/>
        </draw:connector>
        <draw:connector draw:style-name="gr4" draw:text-style-name="P6" draw:layer="layout" svg:x1="5cm" svg:y1="9.6cm" svg:x2="5cm" svg:y2="11.398cm" draw:start-shape="id89" draw:start-glue-point="8" draw:end-shape="id96" svg:d="M5000 9600v1798" svg:viewBox="0 0 1 1799">
          <text:p/>
        </draw:connector>
        <draw:custom-shape draw:style-name="gr40" draw:text-style-name="P8" xml:id="id97" draw:id="id97" draw:layer="layout" svg:width="5cm" svg:height="1cm" svg:x="1.4cm" svg:y="19.3cm">
          <text:p text:style-name="P9"><text:span text:style-name="T4">Temp.new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3.9cm" svg:y1="20.3cm" svg:x2="3.9cm" svg:y2="21.298cm" draw:start-shape="id97" draw:start-glue-point="2" draw:end-shape="id91" draw:end-glue-point="4" svg:d="M3900 20300v998" svg:viewBox="0 0 1 999">
          <text:p/>
        </draw:connector>
        <draw:custom-shape draw:style-name="gr60" draw:text-style-name="P8" xml:id="id95" draw:id="id95" draw:layer="layout" svg:width="5.5cm" svg:height="3.4cm" svg:x="11.488cm" svg:y="21.301cm">
          <text:p text:style-name="P9"><text:span text:style-name="T4">Load data(od0, dr0)</text:span></text:p>
          <text:p text:style-name="P9"><text:span text:style-name="T4">Load data(od1, dr1)</text:span></text:p>
          <text:p text:style-name="P9"><text:span text:style-name="T4">Load op(opt)</text:span></text:p>
          <text:p text:style-name="P9"><text:span text:style-name="T4">Save result(temp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16.988cm" svg:y1="23.001cm" svg:x2="5.2cm" svg:y2="9.4cm" draw:start-shape="id95" draw:start-glue-point="1" draw:end-shape="id89" draw:end-glue-point="10" svg:d="M16988 23001h502v-13601h-12290" svg:viewBox="0 0 12291 13602">
          <text:p/>
        </draw:connector>
        <draw:custom-shape draw:style-name="gr59" draw:text-style-name="P7" xml:id="id98" draw:id="id98" draw:layer="layout" svg:width="3.8cm" svg:height="1.002cm" svg:x="0.2cm" svg:y="13.698cm">
          <text:p text:style-name="P9"><text:span text:style-name="T3">Next at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5cm" svg:y1="12.4cm" svg:x2="8.971cm" svg:y2="8.9cm" draw:start-shape="id96" draw:start-glue-point="6" svg:d="M5000 12400v502h3971v-4002" svg:viewBox="0 0 3972 4003">
          <text:p/>
        </draw:connector>
        <draw:connector draw:style-name="gr4" draw:text-style-name="P6" draw:layer="layout" svg:x1="2.1cm" svg:y1="14.7cm" svg:x2="4cm" svg:y2="15cm" draw:start-shape="id98" draw:start-glue-point="6" draw:end-shape="id99" draw:end-glue-point="4" svg:d="M2100 14700v151h1900v149" svg:viewBox="0 0 1901 301">
          <text:p/>
        </draw:connector>
        <draw:custom-shape draw:style-name="gr61" draw:text-style-name="P8" xml:id="id100" draw:id="id100" draw:layer="layout" svg:width="5cm" svg:height="2.2cm" svg:x="10.5cm" svg:y="8.8cm">
          <text:p text:style-name="P9"><text:span text:style-name="T4">Code:</text:span></text:p>
          <text:p text:style-name="P9"><text:span text:style-name="T4">SetData</text:span></text:p>
          <text:p text:style-name="P9"><text:span text:style-name="T4">SaveDat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13cm" svg:y1="11cm" svg:x2="17.1cm" svg:y2="12.4cm" draw:start-shape="id100" draw:start-glue-point="2" draw:end-shape="id101" draw:end-glue-point="5" svg:d="M13000 11000v1400h4100" svg:viewBox="0 0 4101 1401">
          <text:p/>
        </draw:connector>
        <draw:custom-shape draw:style-name="gr62" draw:text-style-name="P8" xml:id="id101" draw:id="id101" draw:layer="layout" svg:width="2.8cm" svg:height="1cm" svg:x="17.1cm" svg:y="11.9cm">
          <text:p text:style-name="P9"><text:span text:style-name="T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8" xml:id="id93" draw:id="id93" draw:layer="layout" svg:width="5.4cm" svg:height="1cm" svg:x="1.2cm" svg:y="24cm">
          <text:p text:style-name="P9"><text:span text:style-name="T4">SetData(od0, dr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3.9cm" svg:y1="22.3cm" svg:x2="3.9cm" svg:y2="24cm" draw:start-shape="id91" draw:start-glue-point="6" draw:end-shape="id93" svg:d="M3900 22300v1700" svg:viewBox="0 0 1 1701">
          <text:p/>
        </draw:connector>
        <draw:connector draw:style-name="gr4" draw:text-style-name="P6" draw:layer="layout" svg:x1="7.288cm" svg:y1="23.503cm" svg:x2="8.2cm" svg:y2="25.3cm" draw:start-shape="id92" draw:start-glue-point="6" draw:end-shape="id102" draw:end-glue-point="0" svg:d="M7288 23503v899h912v898" svg:viewBox="0 0 913 1798">
          <text:p/>
        </draw:connector>
        <draw:custom-shape draw:style-name="gr40" draw:text-style-name="P8" xml:id="id102" draw:id="id102" draw:layer="layout" svg:width="5cm" svg:height="1cm" svg:x="5.7cm" svg:y="25.3cm">
          <text:p text:style-name="P9"><text:span text:style-name="T4">ns.set(var, od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3" draw:text-style-name="P7" xml:id="id103" draw:id="id103" draw:layer="layout" svg:width="3.6cm" svg:height="1.002cm" svg:x="10.8cm" svg:y="4.5cm">
          <text:p text:style-name="P9"><text:span text:style-name="T3">atom is 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4.4cm" svg:y1="5.001cm" svg:x2="16cm" svg:y2="5.001cm" draw:start-shape="id103" draw:start-glue-point="7" draw:end-shape="id104" svg:d="M14400 5001h1600" svg:viewBox="0 0 1601 1">
          <text:p/>
        </draw:connector>
        <draw:custom-shape draw:style-name="gr64" draw:text-style-name="P7" xml:id="id104" draw:id="id104" draw:layer="layout" svg:width="3cm" svg:height="1.002cm" svg:x="16cm" svg:y="4.5cm">
          <text:p text:style-name="P9"><text:span text:style-name="T3">atom is v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2.6cm" svg:y1="5.502cm" svg:x2="13cm" svg:y2="8.8cm" draw:start-shape="id103" draw:start-glue-point="6" draw:end-shape="id100" draw:end-glue-point="0" svg:d="M12600 5502v1650h400v1648" svg:viewBox="0 0 401 3299">
          <text:p/>
        </draw:connector>
        <draw:custom-shape draw:style-name="gr40" draw:text-style-name="P8" xml:id="id105" draw:id="id105" draw:layer="layout" svg:width="5cm" svg:height="1cm" svg:x="15cm" svg:y="7.1cm">
          <text:p text:style-name="P9"><text:span text:style-name="T4">ns.set(var, od0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17.5cm" svg:y1="5.502cm" svg:x2="17.5cm" svg:y2="7.1cm" draw:start-shape="id104" draw:start-glue-point="6" draw:end-shape="id105" draw:end-glue-point="0" svg:d="M17500 5502v1598" svg:viewBox="0 0 1 1599">
          <text:p/>
        </draw:connector>
        <draw:custom-shape draw:style-name="gr44" draw:text-style-name="P8" xml:id="id106" draw:id="id106" draw:layer="layout" svg:width="2.8cm" svg:height="1.7cm" svg:x="19.3cm" svg:y="8.4cm">
          <text:p text:style-name="P9"><text:span text:style-name="T4">err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6" draw:layer="layout" svg:x1="19cm" svg:y1="5.001cm" svg:x2="22.1cm" svg:y2="9.25cm" draw:start-shape="id104" draw:start-glue-point="7" draw:end-shape="id106" draw:end-glue-point="7" svg:d="M19000 5001h3602v4249h-502" svg:viewBox="0 0 3603 4250">
          <text:p/>
        </draw:connector>
        <draw:connector draw:style-name="gr4" draw:text-style-name="P6" draw:layer="layout" svg:x1="17.5cm" svg:y1="8.1cm" svg:x2="18.5cm" svg:y2="11.9cm" draw:start-shape="id105" draw:end-shape="id101" svg:d="M17500 8100v1901h1000v1899" svg:viewBox="0 0 1001 3801">
          <text:p/>
        </draw:connector>
        <draw:custom-shape draw:style-name="gr10" draw:text-style-name="P9" xml:id="id99" draw:id="id99" draw:layer="layout" svg:width="0.4cm" svg:height="0.4cm" svg:x="3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7" xml:id="id107" draw:id="id107" draw:layer="layout" svg:width="3.8cm" svg:height="1.002cm" svg:x="8.5cm" svg:y="3.498cm">
          <text:p text:style-name="P9"><text:span text:style-name="T3">Atom is arithmeti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6.9cm" svg:y1="11.899cm" svg:x2="10.4cm" svg:y2="3.498cm" draw:start-shape="id96" draw:start-glue-point="7" draw:end-shape="id107" draw:end-glue-point="4" svg:d="M6900 11899h763v-8902h2737v501" svg:viewBox="0 0 3501 8903">
          <text:p/>
        </draw:connector>
        <draw:custom-shape draw:style-name="gr59" draw:text-style-name="P7" xml:id="id96" draw:id="id96" draw:layer="layout" svg:width="3.8cm" svg:height="1.002cm" svg:x="3.1cm" svg:y="11.398cm">
          <text:p text:style-name="P9"><text:span text:style-name="T3">!one at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3.1cm" svg:y1="11.899cm" svg:x2="2.1cm" svg:y2="13.698cm" draw:start-shape="id96" draw:start-glue-point="5" draw:end-shape="id98" draw:end-glue-point="4" svg:d="M3100 11899h-1000v1799" svg:viewBox="0 0 1001 1800">
          <text:p/>
        </draw:connector>
      </draw:page>
      <draw:page draw:name="page8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5:21:34.999000000</meta:creation-date>
    <dc:date>2017-12-08T17:18:47.485000000</dc:date>
    <meta:editing-duration>P2DT12H9M33S</meta:editing-duration>
    <meta:editing-cycles>43</meta:editing-cycles>
    <meta:generator>LibreOffice/5.0.5.2$Windows_x86 LibreOffice_project/55b006a02d247b5f7215fc6ea0fde844b30035b3</meta:generator>
    <meta:document-statistic meta:object-count="248"/>
  </office:meta>
</office:document-meta>
</file>